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100000130A034BEE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95e7" officeooo:paragraph-rsid="001395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x="0.7909in" svg:y="0.3984in" svg:width="5.3429in" svg:height="3.1661in" draw:z-index="0"><draw:image xlink:href="Pictures/100000000000020100000130A034BE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e </meta:initial-creator>
    <meta:creation-date>2014-06-05T13:51:52.579770040</meta:creation-date>
    <dc:date>2014-06-05T13:53:59.504559532</dc:date>
    <dc:creator>dale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1.3.2$Linux_X86_64 LibreOffice_project/410m0$Build-2</meta:generator>
  </office:meta>
</office:document-meta>
</file>